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a096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d99116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00a65d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dc578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d4711a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f5822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he Defense" table:style-name="ta1">
        <table:table-column table:style-name="co1" table:default-cell-style-name="ce1"/>
        <table:table-column table:style-name="co1" table:number-columns-repeated="10" table:default-cell-style-name="ce2"/>
        <table:table-column table:style-name="co1" table:number-columns-repeated="3" table:default-cell-style-name="ce4"/>
        <table:table-column table:style-name="co1" table:number-columns-repeated="5" table:default-cell-style-name="ce3"/>
        <table:table-column table:style-name="co1" table:number-columns-repeated="5" table:default-cell-style-name="ce4"/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3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6" table:style-name="ce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table:style-name="ce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table:style-name="ce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4" table:style-name="ce2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 table:style-name="ce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5" table:style-name="ce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table:style-name="ce3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3" table:style-name="ce3" office:value-type="float" office:value="7" calcext:value-type="float">
            <text:p>7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5"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table:style-name="ce5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6" table:style-name="ce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number-columns-repeated="6" table:style-name="ce5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number-columns-repeated="6" table:style-name="ce5" office:value-type="float" office:value="6" calcext:value-type="float">
            <text:p>6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table:style-name="ce3" office:value-type="float" office:value="7" calcext:value-type="float">
            <text:p>7</text:p>
          </table:table-cell>
          <table:table-cell table:number-columns-repeated="6" table:style-name="ce5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table:style-name="ce3" office:value-type="float" office:value="7" calcext:value-type="float">
            <text:p>7</text:p>
          </table:table-cell>
          <table:table-cell table:number-columns-repeated="6" table:style-name="ce5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ce5"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table:style-name="ce3"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table:style-name="ce5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table:style-name="ce3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 table:style-name="ce5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table:style-name="ce3" office:value-type="float" office:value="7" calcext:value-type="float">
            <text:p>7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6" table:style-name="ce5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table:style-name="ce3" office:value-type="float" office:value="7" calcext:value-type="float">
            <text:p>7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6" table:style-name="ce5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table:style-name="ce3" office:value-type="float" office:value="7" calcext:value-type="float">
            <text:p>7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table:number-columns-repeated="6" table:style-name="ce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table:style-name="ce3" office:value-type="float" office:value="7" calcext:value-type="float">
            <text:p>7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table:number-columns-repeated="5" table:style-name="ce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table:style-name="ce3" office:value-type="float" office:value="7" calcext:value-type="float">
            <text:p>7</text:p>
          </table:table-cell>
          <table:table-cell table:number-columns-repeated="6" table:style-name="ce4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7" calcext:value-type="float">
            <text:p>7</text:p>
          </table:table-cell>
          <table:table-cell table:number-columns-repeated="7" table:style-name="ce4" office:value-type="float" office:value="4" calcext:value-type="float">
            <text:p>4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3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table table:name="The Road" table:style-name="ta1">
        <table:table-column table:style-name="co1" table:default-cell-style-name="ce1"/>
        <table:table-column table:style-name="co1" table:number-columns-repeated="23" table:default-cell-style-name="ce7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number-columns-repeated="23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0" office:value-type="float" office:value="7" calcext:value-type="float">
            <text:p>7</text:p>
          </table:table-cell>
          <table:table-cell table:number-columns-repeated="3" table:style-name="ce8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9" office:value-type="float" office:value="7" calcext:value-type="float">
            <text:p>7</text:p>
          </table:table-cell>
          <table:table-cell table:number-columns-repeated="4" table:style-name="ce8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8" office:value-type="float" office:value="7" calcext:value-type="float">
            <text:p>7</text:p>
          </table:table-cell>
          <table:table-cell table:number-columns-repeated="5" table:style-name="ce8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7" office:value-type="float" office:value="7" calcext:value-type="float">
            <text:p>7</text:p>
          </table:table-cell>
          <table:table-cell table:number-columns-repeated="5" table:style-name="ce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6" office:value-type="float" office:value="7" calcext:value-type="float">
            <text:p>7</text:p>
          </table:table-cell>
          <table:table-cell table:number-columns-repeated="5" table:style-name="ce8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5" office:value-type="float" office:value="7" calcext:value-type="float">
            <text:p>7</text:p>
          </table:table-cell>
          <table:table-cell table:number-columns-repeated="5" table:style-name="ce8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4" office:value-type="float" office:value="7" calcext:value-type="float">
            <text:p>7</text:p>
          </table:table-cell>
          <table:table-cell table:number-columns-repeated="5" table:style-name="ce8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 office:value-type="float" office:value="7" calcext:value-type="float">
            <text:p>7</text:p>
          </table:table-cell>
          <table:table-cell table:number-columns-repeated="5" table:style-name="ce8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 office:value-type="float" office:value="7" calcext:value-type="float">
            <text:p>7</text:p>
          </table:table-cell>
          <table:table-cell table:number-columns-repeated="5" table:style-name="ce8"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 office:value-type="float" office:value="7" calcext:value-type="float">
            <text:p>7</text:p>
          </table:table-cell>
          <table:table-cell table:number-columns-repeated="5" table:style-name="ce8" office:value-type="float" office:value="6" calcext:value-type="float">
            <text:p>6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 office:value-type="float" office:value="7" calcext:value-type="float">
            <text:p>7</text:p>
          </table:table-cell>
          <table:table-cell table:number-columns-repeated="5" table:style-name="ce8" office:value-type="float" office:value="6" calcext:value-type="float">
            <text:p>6</text:p>
          </table:table-cell>
          <table:table-cell table:number-columns-repeated="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5" table:style-name="ce8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5" table:style-name="ce8" office:value-type="float" office:value="6" calcext:value-type="float">
            <text:p>6</text:p>
          </table:table-cell>
          <table:table-cell table:number-columns-repeated="1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5" table:style-name="ce8" office:value-type="float" office:value="6" calcext:value-type="float">
            <text:p>6</text:p>
          </table:table-cell>
          <table:table-cell table:number-columns-repeated="1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table:style-name="ce8" office:value-type="float" office:value="6" calcext:value-type="float">
            <text:p>6</text:p>
          </table:table-cell>
          <table:table-cell table:number-columns-repeated="1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5" table:style-name="ce8" office:value-type="float" office:value="6" calcext:value-type="float">
            <text:p>6</text:p>
          </table:table-cell>
          <table:table-cell table:number-columns-repeated="1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 table:style-name="ce8" office:value-type="float" office:value="6" calcext:value-type="float">
            <text:p>6</text:p>
          </table:table-cell>
          <table:table-cell table:number-columns-repeated="1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table:style-name="ce8" office:value-type="float" office:value="6" calcext:value-type="float">
            <text:p>6</text:p>
          </table:table-cell>
          <table:table-cell table:number-columns-repeated="1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table:style-name="ce8" office:value-type="float" office:value="6" calcext:value-type="float">
            <text:p>6</text:p>
          </table:table-cell>
          <table:table-cell table:number-columns-repeated="1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8" office:value-type="float" office:value="6" calcext:value-type="float">
            <text:p>6</text:p>
          </table:table-cell>
          <table:table-cell table:number-columns-repeated="17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table:style-name="ce8" office:value-type="float" office:value="6" calcext:value-type="float">
            <text:p>6</text:p>
          </table:table-cell>
          <table:table-cell table:number-columns-repeated="18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table:style-name="ce8" office:value-type="float" office:value="6" calcext:value-type="float">
            <text:p>6</text:p>
          </table:table-cell>
          <table:table-cell table:number-columns-repeated="1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table:style-name="ce8" office:value-type="float" office:value="6" calcext:value-type="float">
            <text:p>6</text:p>
          </table:table-cell>
          <table:table-cell table:number-columns-repeated="2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3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he Palace" table:style-name="ta1">
        <table:table-column table:style-name="co1" table:default-cell-style-name="ce1"/>
        <table:table-column table:style-name="co1" table:default-cell-style-name="ce7"/>
        <table:table-column table:style-name="co1" table:number-columns-repeated="7" table:default-cell-style-name="ce9"/>
        <table:table-column table:style-name="co1" table:number-columns-repeated="2" table:default-cell-style-name="ce5"/>
        <table:table-column table:style-name="co1" table:number-columns-repeated="7" table:default-cell-style-name="ce9"/>
        <table:table-column table:style-name="co1" table:default-cell-style-name="ce7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table:style-name="ce7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table:style-name="ce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table:style-name="ce7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table:style-name="ce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table:style-name="ce5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table:style-name="ce5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table:style-name="ce7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table:style-name="ce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table:style-name="ce7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table:style-name="ce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he Sand Palace" table:style-name="ta1">
        <table:table-column table:style-name="co1" table:default-cell-style-name="ce1"/>
        <table:table-column table:style-name="co1" table:number-columns-repeated="2" table:default-cell-style-name="ce10"/>
        <table:table-column table:style-name="co1" table:default-cell-style-name="ce4"/>
        <table:table-column table:style-name="co1" table:number-columns-repeated="3" table:default-cell-style-name="ce9"/>
        <table:table-column table:style-name="co1" table:default-cell-style-name="ce4"/>
        <table:table-column table:style-name="co1" table:default-cell-style-name="ce10"/>
        <table:table-column table:style-name="co1" table:number-columns-repeated="2" table:default-cell-style-name="ce5"/>
        <table:table-column table:style-name="co1" table:default-cell-style-name="ce10"/>
        <table:table-column table:style-name="co1" table:default-cell-style-name="ce4"/>
        <table:table-column table:style-name="co1" table:number-columns-repeated="3" table:default-cell-style-name="ce9"/>
        <table:table-column table:style-name="co1" table:default-cell-style-name="ce4"/>
        <table:table-column table:style-name="co1" table:number-columns-repeated="2" table:default-cell-style-name="ce10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table:style-name="ce1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0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table:style-name="ce1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0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table:style-name="ce1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0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table:style-name="ce5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table:style-name="ce5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table:style-name="ce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table:style-name="ce1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0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table:style-name="ce1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0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table:style-name="ce1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0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8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he Galactic V" table:style-name="ta1">
        <table:table-column table:style-name="co1" table:default-cell-style-name="ce1"/>
        <table:table-column table:style-name="co1" table:number-columns-repeated="13" table:default-cell-style-name="ce8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he field" table:style-name="ta1">
        <table:table-column table:style-name="co1" table:default-cell-style-name="ce1"/>
        <table:table-column table:style-name="co1" table:default-cell-style-name="ce21"/>
        <table:table-column table:style-name="co1" table:number-columns-repeated="11" table:default-cell-style-name="ce7"/>
        <table:table-column table:style-name="co1" table:default-cell-style-name="ce21"/>
        <table:table-column table:style-name="co1" table:default-cell-style-name="ce1"/>
        <table:table-row table:style-name="ro1">
          <table:table-cell office:value-type="float" office:value="0" calcext:value-type="float">
            <text:p>0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table:style-name="ce21" office:value-type="float" office:value="3" calcext:value-type="float">
            <text:p>3</text:p>
          </table:table-cell>
          <table:table-cell table:number-columns-repeated="5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21" office:value-type="float" office:value="3" calcext:value-type="float">
            <text:p>3</text:p>
          </table:table-cell>
          <table:table-cell table:number-columns-repeated="6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21" office:value-type="float" office:value="3" calcext:value-type="float">
            <text:p>3</text:p>
          </table:table-cell>
          <table:table-cell table:number-columns-repeated="7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21" office:value-type="float" office:value="3" calcext:value-type="float">
            <text:p>3</text:p>
          </table:table-cell>
          <table:table-cell table:number-columns-repeated="8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number-columns-repeated="9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10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" office:value-type="float" office:value="7" calcext:value-type="float">
            <text:p>7</text:p>
          </table:table-cell>
          <table:table-cell table:style-name="ce2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3" table:style-name="ce2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4" table:style-name="ce2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table:style-name="ce2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6" table:style-name="ce2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30">00/00/0000</text:date>, <text:time style:data-style-name="N2" text:time-value="16:36:23.62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25:16.711000000</meta:creation-date>
    <dc:date>2017-10-30T16:53:13.973000000</dc:date>
    <meta:editing-duration>PT1H15M50S</meta:editing-duration>
    <meta:editing-cycles>24</meta:editing-cycles>
    <meta:generator>LibreOffice/5.4.2.2$Windows_X86_64 LibreOffice_project/22b09f6418e8c2d508a9eaf86b2399209b0990f4</meta:generator>
    <meta:document-statistic meta:table-count="6" meta:cell-count="2500" meta:object-count="0"/>
  </office:meta>
</office:document-meta>
</file>